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2019-07-26 17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2019-04-18 20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2019-01-22 19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2018-10-30 17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2018-07-16 18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2018-04-10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2018-03-01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2017-10-26 17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2017-07-13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2017-06-02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2017-02-07 20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2016-10-05 18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2016-07-13 18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2016-04-05 14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2016-01-06 03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2015-10-13 00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2015-07-14 01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2015-04-14 0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2015-01-13 01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2014-10-07 02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2014-09-09 01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2014-08-12 02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2014-07-15 01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2014-06-10 0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2014-05-13 02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2014-04-08 01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2014-01-07 00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2013-10-14 23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2013-08-14 02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2013-07-11 00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2013-04-23 00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2013-01-09 01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2012-10-03 0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2012-07-17 00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2012-04-24 01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2012-01-11 01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2011-10-05 0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2011-07-05 23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2011-04-06 00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2011-01-13 01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2010-12-06 22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2010-10-11 22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2010-09-13 21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2010-08-17 22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2010-07-19 23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2010-06-29 23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2010-06-0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2010-04-21 00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2010-01-12 23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2009-10-06 23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2009-07-28 2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2009-04-21 21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2009-01-12 23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2008-10-07 21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2008-07-14 23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2008-04-14 23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2008-01-09 23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2007-10-17 23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2007-07-10 00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2007-04-10 0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2007-01-23 23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2006-10-11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2006-07-11 00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2006-04-03 22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2006-01-11 0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2005-10-10 22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2005-07-06 01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2005-04-12 0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2005-01-12 00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2004-10-05 0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2004-07-21 22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2004-04-23 00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2004-01-14 01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2003-10-23 19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2003-07-15 00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2003-05-06 0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2003-04-14 23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2003-03-25 01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2003-0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2003-01-14 00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2003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2002-1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2002-10-14 23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2002-07-15 23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2002-04-16 00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2002-01-18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2002-01-17 01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2001-10-15 21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2001-09-20 16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2001-07-19 01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2001-05-08 02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2001-03-06 0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2001-01-10 01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2000-11-16 17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2000-09-13 22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2000-06-26 22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2000-05-08 22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2000-03-07 0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2000-01-12 2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1999-12-16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1999-12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1999-12-14 00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1999-10-27 20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1999-09-27 21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1999-09-16 00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1999-08-10 03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1999-07-13 01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1999-06-08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1999-05-11 0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1999-04-06 02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1999-04-01 22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1999-03-16 01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1999-02-10 17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1999-02-04 0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1999-02-01 22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1999-01-14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1998-12-08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1998-06-10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1998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1997-10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1997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1996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25121283601</text:p>
          </table:table-cell>
          <table:table-cell office:value-type="string" calcext:value-type="string">
            <text:p>1991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51" meta:object-count="0"/>
    <meta:user-defined meta:name="AppVersion">3.0</meta:user-defined>
  </office:meta>
</office:document-meta>
</file>